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fc9c1" officeooo:paragraph-rsid="001fc9c1"/>
    </style:style>
    <style:style style:name="P2" style:family="paragraph" style:parent-style-name="Standard">
      <style:text-properties fo:language="en" fo:country="US" officeooo:rsid="001fc9c1" officeooo:paragraph-rsid="00206b3f"/>
    </style:style>
    <style:style style:name="P3" style:family="paragraph" style:parent-style-name="Standard">
      <style:text-properties fo:language="en" fo:country="US" officeooo:rsid="001fc9c1" officeooo:paragraph-rsid="00249e19"/>
    </style:style>
    <style:style style:name="P4" style:family="paragraph" style:parent-style-name="Standard">
      <style:text-properties fo:language="en" fo:country="US" officeooo:rsid="001fc9c1" officeooo:paragraph-rsid="00260b0a"/>
    </style:style>
    <style:style style:name="P5" style:family="paragraph" style:parent-style-name="Standard">
      <style:text-properties fo:language="en" fo:country="US" officeooo:rsid="00206b3f" officeooo:paragraph-rsid="00206b3f"/>
    </style:style>
    <style:style style:name="P6" style:family="paragraph" style:parent-style-name="Standard">
      <style:text-properties fo:language="en" fo:country="US" officeooo:paragraph-rsid="00206b3f"/>
    </style:style>
    <style:style style:name="P7" style:family="paragraph" style:parent-style-name="Standard">
      <style:text-properties fo:language="en" fo:country="US" fo:font-weight="bold" officeooo:rsid="001fc9c1" officeooo:paragraph-rsid="00206b3f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1fc9c1" officeooo:paragraph-rsid="001fc9c1" style:font-weight-asian="bold" style:font-weight-complex="bold"/>
    </style:style>
    <style:style style:name="P9" style:family="paragraph" style:parent-style-name="Standard">
      <style:text-properties fo:language="en" fo:country="US" officeooo:rsid="00271caa" officeooo:paragraph-rsid="00271caa"/>
    </style:style>
    <style:style style:name="P10" style:family="paragraph" style:parent-style-name="Standard">
      <style:text-properties fo:language="en" fo:country="US" fo:font-weight="normal" officeooo:rsid="00206b3f" officeooo:paragraph-rsid="00206b3f" style:font-weight-asian="normal" style:font-weight-complex="normal"/>
    </style:style>
    <style:style style:name="P11" style:family="paragraph" style:parent-style-name="Standard" style:list-style-name="L1">
      <style:text-properties fo:language="en" fo:country="US" officeooo:rsid="00249e19" officeooo:paragraph-rsid="00249e19"/>
    </style:style>
    <style:style style:name="P12" style:family="paragraph" style:parent-style-name="Standard" style:list-style-name="L2">
      <style:text-properties fo:language="en" fo:country="US" officeooo:rsid="00249e19" officeooo:paragraph-rsid="00260b0a"/>
    </style:style>
    <style:style style:name="P13" style:family="paragraph" style:parent-style-name="Standard" style:list-style-name="L1">
      <style:text-properties fo:language="en" fo:country="US" officeooo:rsid="001fc9c1" officeooo:paragraph-rsid="00249e19"/>
    </style:style>
    <style:style style:name="P14" style:family="paragraph" style:parent-style-name="Standard" style:list-style-name="L1">
      <style:text-properties fo:language="en" fo:country="US" officeooo:rsid="001fc9c1" officeooo:paragraph-rsid="001fc9c1"/>
    </style:style>
    <style:style style:name="P15" style:family="paragraph" style:parent-style-name="Standard" style:list-style-name="L2">
      <style:text-properties fo:language="en" fo:country="US" officeooo:rsid="001fc9c1" officeooo:paragraph-rsid="00249e19"/>
    </style:style>
    <style:style style:name="P16" style:family="paragraph" style:parent-style-name="Standard" style:list-style-name="L2">
      <style:text-properties fo:language="en" fo:country="US" officeooo:rsid="001fc9c1" officeooo:paragraph-rsid="001fc9c1"/>
    </style:style>
    <style:style style:name="P17" style:family="paragraph" style:parent-style-name="Standard" style:list-style-name="L2">
      <style:text-properties fo:language="en" fo:country="US" officeooo:rsid="00260b0a" officeooo:paragraph-rsid="00260b0a"/>
    </style:style>
    <style:style style:name="P18" style:family="paragraph" style:parent-style-name="Standard" style:list-style-name="L1">
      <style:text-properties officeooo:rsid="001fc9c1" officeooo:paragraph-rsid="001fc9c1"/>
    </style:style>
    <style:style style:name="P19" style:family="paragraph" style:parent-style-name="Heading_20_1">
      <style:text-properties style:font-name="Liberation Serif" fo:language="en" fo:country="US"/>
    </style:style>
    <style:style style:name="T1" style:family="text">
      <style:text-properties officeooo:rsid="001fc9c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c9c1" style:font-weight-asian="bold" style:font-weight-complex="bold"/>
    </style:style>
    <style:style style:name="T4" style:family="text">
      <style:text-properties officeooo:rsid="00206b3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6b3f" style:font-weight-asian="normal" style:font-weight-complex="normal"/>
    </style:style>
    <style:style style:name="T7" style:family="text">
      <style:text-properties fo:font-weight="normal" officeooo:rsid="00212bf4" style:font-weight-asian="normal" style:font-weight-complex="normal"/>
    </style:style>
    <style:style style:name="T8" style:family="text">
      <style:text-properties officeooo:rsid="00212bf4"/>
    </style:style>
    <style:style style:name="T9" style:family="text">
      <style:text-properties fo:language="en" fo:country="US"/>
    </style:style>
    <style:style style:name="T10" style:family="text">
      <style:text-properties officeooo:rsid="002213e6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206b3f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49e19" style:font-weight-asian="normal" style:font-weight-complex="normal"/>
    </style:style>
    <style:style style:name="T15" style:family="text">
      <style:text-properties officeooo:rsid="00249e19"/>
    </style:style>
    <style:style style:name="T16" style:family="text">
      <style:text-properties officeooo:rsid="00260b0a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260b0a" style:font-size-asian="10pt" style:font-size-complex="10pt"/>
    </style:style>
    <style:style style:name="T19" style:family="text">
      <style:text-properties officeooo:rsid="00271c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Mikulov Excursion <text:s/><text:span text:style-name="T4">Jun 3-5</text:span></text:h>
      <text:p text:style-name="P10"><text:span text:style-name="T8">H</text:span>ere is the basic information about out visit to Mikulov. <text:span text:style-name="T19">General map </text:span><text:a xlink:type="simple" xlink:href="http://mikulov.kub.cz/" text:style-name="Internet_20_link" text:visited-style-name="Visited_20_Internet_20_Link"><text:span text:style-name="T19">mikulov.kub.cz</text:span></text:a><text:span text:style-name="T19">.</text:span></text:p>
      <text:p text:style-name="P1"/>
      <text:p text:style-name="P1"><text:span text:style-name="T2">Fri, Jun 3, 16</text:span><text:tab/><text:tab/></text:p>
      <text:p text:style-name="P5">dormitory Kajetánka (Radimova, leader: Hana)</text:p>
      <text:p text:style-name="P2"><text:tab/>07:<text:span text:style-name="T4">2</text:span>0<text:tab/><text:tab/><text:span text:style-name="T13">meeting at reception</text:span><text:span text:style-name="T12"> Radimova</text:span></text:p>
      <text:p text:style-name="P2"><text:tab/>07:30<text:tab/><text:tab/>departure from Radimova 35/12</text:p>
      <text:p text:style-name="P5"><text:span text:style-name="T8">apartments</text:span> Veverkova <text:span text:style-name="T8">+</text:span> dormitory Na Výšinách (leader: Jakub)</text:p>
      <text:p text:style-name="P3"><text:tab/>07:<text:span text:style-name="T15">30</text:span><text:tab/><text:tab/><text:span text:style-name="T13">meeting at reception</text:span><text:span text:style-name="T12"> </text:span><text:span text:style-name="T14">Na Výšinách</text:span></text:p>
      <text:p text:style-name="P3"><text:tab/>07:45<text:tab/><text:tab/>departure from U Sparty 874/6 (near Sparta stadi<text:span text:style-name="T8">um</text:span>)</text:p>
      <text:p text:style-name="P1"><text:tab/><text:tab/><text:tab/> <text:s text:c="2"/><text:span text:style-name="T2">BUS B</text:span>: <text:span text:style-name="T17">Hana + Jakub + ENG (24 students) + Veverkova (18 students)+ ENG teachers</text:span></text:p>
      <text:p text:style-name="P2"><text:tab/><text:tab/><text:tab/> <text:s text:c="2"/><text:span text:style-name="T2">BUS A</text:span>: Matěj + <text:span text:style-name="T4">dormitory </text:span>Na Výšinách (38 students)</text:p>
      <text:p text:style-name="P1"><text:tab/>08:00<text:tab/><text:tab/>Praha – Brno</text:p>
      <text:p text:style-name="P1"><text:tab/>11:00<text:tab/><text:tab/>Lunch @ Café Era</text:p>
      <text:p text:style-name="P1"><text:tab/><text:tab/><text:tab/></text:p>
      <text:p text:style-name="P1">Everyone <text:span text:style-name="T8">except</text:span> <text:span text:style-name="T8">Engineers</text:span></text:p>
      <text:p text:style-name="P1"><text:tab/>13:00<text:tab/><text:tab/>brewery Starobrno visit</text:p>
      <text:p text:style-name="P1"><text:tab/>14:00<text:tab/><text:tab/><text:span text:style-name="T8">city-walk</text:span> to Mahenovo <text:span text:style-name="T8">theater</text:span></text:p>
      <text:p text:style-name="P1">ENG<text:tab/>13:00<text:tab/><text:tab/>ENG CDV visit</text:p>
      <text:p text:style-name="P1"><text:tab/>15:30<text:tab/><text:tab/>Brno → Pavlov</text:p>
      <text:p text:style-name="P1"/>
      <text:p text:style-name="P1"><text:span text:style-name="T18">group A</text:span><text:tab/>16:30<text:tab/><text:tab/>walk to Dívčí hrady ruins <text:span text:style-name="T15">(Matěj)</text:span></text:p>
      <text:p text:style-name="P4"><text:tab/>17:45<text:tab/><text:tab/>wine tasting <text:span text:style-name="T15">(Matěj)</text:span></text:p>
      <text:p text:style-name="P4"><text:span text:style-name="T18">group B</text:span><text:tab/>16:30<text:tab/><text:tab/>wine tasting <text:span text:style-name="T15">(Jakub)</text:span></text:p>
      <text:p text:style-name="P4"><text:tab/>17:45<text:tab/><text:tab/>walk to Dívčí hrady ruins <text:span text:style-name="T15">(Jakub)</text:span></text:p>
      <text:p text:style-name="P1"><text:tab/>20:00<text:tab/><text:tab/><text:span text:style-name="T8">accommodation (information will be provided in bus)</text:span></text:p>
      <text:p text:style-name="P1"><text:tab/><text:tab/><text:tab/><text:span text:style-name="T16">individual evening program / supper</text:span></text:p>
      <text:p text:style-name="P8">Sat, Jun 4, 16</text:p>
      <text:list xml:id="list6731894885463355621" text:style-name="L1">
        <text:list-item>
          <text:p text:style-name="P11">9:20 <text:span text:style-name="T11">departure from individual accommodations</text:span></text:p>
        </text:list-item>
        <text:list-item>
          <text:p text:style-name="P13"><text:span text:style-name="T15">9:45 </text:span>Mikulov Castle visit</text:p>
        </text:list-item>
        <text:list-item>
          <text:p text:style-name="P14">free program – alternatives (small<text:span text:style-name="T16">er</text:span> groups <text:span text:style-name="T16">as you have filled in questionaire</text:span>):</text:p>
          <text:list>
            <text:list-item>
              <text:p text:style-name="P14">bike trip (Jakub, Hana): <text:span text:style-name="T10">please take appropriate closing (+ swimming suit if you want)</text:span></text:p>
            </text:list-item>
            <text:list-item>
              <text:p text:style-name="P14">boat trip to Janohrad (Matěj)</text:p>
            </text:list-item>
            <text:list-item>
              <text:p text:style-name="P18"><text:span text:style-name="T9">individual program (suggestion - visit Archeopark at Pavlov </text:span><text:a xlink:type="simple" xlink:href="http://www.archeologiemusov.cz/en/" text:style-name="Internet_20_link" text:visited-style-name="Visited_20_Internet_20_Link">http://www.archeologiemusov.cz/en/</text:a><text:span text:style-name="T9">)</text:span></text:p>
            </text:list-item>
          </text:list>
        </text:list-item>
      </text:list>
      <text:p text:style-name="P1"><text:tab/><text:tab/><text:tab/></text:p>
      <text:p text:style-name="P8">Sun, Jun 5, 16</text:p>
      <text:list xml:id="list6954545802616164645" text:style-name="L2">
        <text:list-item>
          <text:p text:style-name="P17">bus A <text:s/>11:20 – departure from near Reva hotel, 11:30 departure from Kiwi </text:p>
        </text:list-item>
        <text:list-item>
          <text:p text:style-name="P12">bus B <text:s/>11:30 – departure from School Základní škola </text:p>
        </text:list-item>
        <text:list-item>
          <text:p text:style-name="P15">Mikulov → Lednice</text:p>
        </text:list-item>
        <text:list-item>
          <text:p text:style-name="P16">individual free program / lunch</text:p>
        </text:list-item>
        <text:list-item>
          <text:p text:style-name="P16">14:30 birds of Prey</text:p>
        </text:list-item>
        <text:list-item>
          <text:p text:style-name="P16">back to Praha</text:p>
        </text:list-item>
      </text:list>
      <text:p text:style-name="P1"/>
      <text:p text:style-name="P6"><text:span text:style-name="T3">we cover</text:span><text:span text:style-name="T1">: accommodation (breakfast included) + organized entries (brewery Starobrno visit, Mikulov Castle visit) + wine tasting</text:span></text:p>
      <text:p text:style-name="P7">we do not cover:<text:span text:style-name="T5"> lunch </text:span><text:span text:style-name="T7">+</text:span><text:span text:style-name="T5"> </text:span><text:span text:style-name="T6">supper (neither we organize them with exception of Friday)</text:span></text:p>
      <text:p text:style-name="P5"><text:span text:style-name="T2">basic contacts</text:span>: Jakub +420 777 852582, Hana <text:span text:style-name="T8">+420 720 542120, Matěj +420 773 985141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Těšínský</meta:initial-creator>
    <meta:creation-date>2016-06-01T15:31:53.543145286</meta:creation-date>
    <meta:printed-by>Jakub Těšínský</meta:printed-by>
    <meta:print-date>2016-06-01T15:58:39.052718484</meta:print-date>
    <dc:date>2016-06-02T13:57:33.462009269</dc:date>
    <dc:creator>Jakub Těšínský</dc:creator>
    <meta:editing-duration>PT16M26S</meta:editing-duration>
    <meta:editing-cycles>3</meta:editing-cycles>
    <meta:generator>LibreOffice/5.1.3.2$Linux_X86_64 LibreOffice_project/10m0$Build-2</meta:generator>
    <meta:document-statistic meta:table-count="0" meta:image-count="0" meta:object-count="0" meta:page-count="1" meta:paragraph-count="43" meta:word-count="300" meta:character-count="1879" meta:non-whitespace-character-count="1573"/>
  </office:meta>
</office:document-meta>
</file>